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8"/>
          <table:table-cell office:value-type="string" calcext:value-type="string">
            <text:p>cpx</text:p>
          </table:table-cell>
          <table:table-cell table:number-columns-repeated="2"/>
          <table:table-cell office:value-type="string" calcext:value-type="string">
            <text:p>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ing composition</text:p>
          </table:table-cell>
          <table:table-cell office:value-type="string" calcext:value-type="string">
            <text:p>Xca(cpx)</text:p>
          </table:table-cell>
          <table:table-cell office:value-type="string" calcext:value-type="string">
            <text:p>Fe/Fe+Mg</text:p>
          </table:table-cell>
          <table:table-cell office:value-type="string" calcext:value-type="string">
            <text:p>Xca(ol)</text:p>
          </table:table-cell>
          <table:table-cell office:value-type="string" calcext:value-type="string">
            <text:p>Fe/Fe+Mg</text:p>
          </table:table-cell>
          <table:table-cell/>
          <table:table-cell office:value-type="string" calcext:value-type="string">
            <text:p>P(GPa)</text:p>
          </table:table-cell>
          <table:table-cell office:value-type="string" calcext:value-type="string">
            <text:p>T(K)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/>
          <table:table-cell office:value-type="float" office:value="0.469" calcext:value-type="float">
            <text:p>0.469</text:p>
          </table:table-cell>
          <table:table-cell office:value-type="float" office:value="0.784" calcext:value-type="float">
            <text:p>0.784</text:p>
          </table:table-cell>
          <table:table-cell office:value-type="float" office:value="0.023" calcext:value-type="float">
            <text:p>0.023</text:p>
          </table:table-cell>
          <table:table-cell office:value-type="float" office:value="0.925" calcext:value-type="float">
            <text:p>0.925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3]" office:value-type="float" office:value="0.469" calcext:value-type="float">
            <text:p>0.469</text:p>
          </table:table-cell>
          <table:table-cell table:formula="of:=(1-[.B3])*(1-[.C3])" office:value-type="float" office:value="0.114696" calcext:value-type="float">
            <text:p>0.114696</text:p>
          </table:table-cell>
          <table:table-cell table:formula="of:=(1-[.B3])*[.C3]" office:value-type="float" office:value="0.416304" calcext:value-type="float">
            <text:p>0.416304</text:p>
          </table:table-cell>
          <table:table-cell table:formula="of:=[.D3]" office:value-type="float" office:value="0.023" calcext:value-type="float">
            <text:p>0.023</text:p>
          </table:table-cell>
          <table:table-cell table:formula="of:=(1-[.D3])*(1-[.E3])" office:value-type="float" office:value="0.073275" calcext:value-type="float">
            <text:p>0.073275</text:p>
          </table:table-cell>
          <table:table-cell table:formula="of:=(1-[.D3])*[.E3]" office:value-type="float" office:value="0.903725" calcext:value-type="float">
            <text:p>0.9037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451" calcext:value-type="float">
            <text:p>0.451</text:p>
          </table:table-cell>
          <table:table-cell office:value-type="float" office:value="0.818" calcext:value-type="float">
            <text:p>0.818</text:p>
          </table:table-cell>
          <table:table-cell office:value-type="float" office:value="0.049" calcext:value-type="float">
            <text:p>0.049</text:p>
          </table:table-cell>
          <table:table-cell office:value-type="float" office:value="0.929" calcext:value-type="float">
            <text:p>0.929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4]" office:value-type="float" office:value="0.451" calcext:value-type="float">
            <text:p>0.451</text:p>
          </table:table-cell>
          <table:table-cell table:formula="of:=(1-[.B4])*(1-[.C4])" office:value-type="float" office:value="0.0999179999999999" calcext:value-type="float">
            <text:p>0.099918</text:p>
          </table:table-cell>
          <table:table-cell table:formula="of:=(1-[.B4])*[.C4]" office:value-type="float" office:value="0.449082" calcext:value-type="float">
            <text:p>0.449082</text:p>
          </table:table-cell>
          <table:table-cell table:formula="of:=[.D4]" office:value-type="float" office:value="0.049" calcext:value-type="float">
            <text:p>0.049</text:p>
          </table:table-cell>
          <table:table-cell table:formula="of:=(1-[.D4])*(1-[.E4])" office:value-type="float" office:value="0.067521" calcext:value-type="float">
            <text:p>0.067521</text:p>
          </table:table-cell>
          <table:table-cell table:formula="of:=(1-[.D4])*[.E4]" office:value-type="float" office:value="0.883479" calcext:value-type="float">
            <text:p>0.88347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448" calcext:value-type="float">
            <text:p>0.448</text:p>
          </table:table-cell>
          <table:table-cell office:value-type="float" office:value="0.821" calcext:value-type="float">
            <text:p>0.821</text:p>
          </table:table-cell>
          <table:table-cell office:value-type="float" office:value="0.026" calcext:value-type="float">
            <text:p>0.026</text:p>
          </table:table-cell>
          <table:table-cell office:value-type="float" office:value="0.926" calcext:value-type="float">
            <text:p>0.926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5]" office:value-type="float" office:value="0.448" calcext:value-type="float">
            <text:p>0.448</text:p>
          </table:table-cell>
          <table:table-cell table:formula="of:=(1-[.B5])*(1-[.C5])" office:value-type="float" office:value="0.098808" calcext:value-type="float">
            <text:p>0.098808</text:p>
          </table:table-cell>
          <table:table-cell table:formula="of:=(1-[.B5])*[.C5]" office:value-type="float" office:value="0.453192" calcext:value-type="float">
            <text:p>0.453192</text:p>
          </table:table-cell>
          <table:table-cell table:formula="of:=[.D5]" office:value-type="float" office:value="0.026" calcext:value-type="float">
            <text:p>0.026</text:p>
          </table:table-cell>
          <table:table-cell table:formula="of:=(1-[.D5])*(1-[.E5])" office:value-type="float" office:value="0.072076" calcext:value-type="float">
            <text:p>0.072076</text:p>
          </table:table-cell>
          <table:table-cell table:formula="of:=(1-[.D5])*[.E5]" office:value-type="float" office:value="0.901924" calcext:value-type="float">
            <text:p>0.90192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461" calcext:value-type="float">
            <text:p>0.461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1" calcext:value-type="float">
            <text:p>0.021</text:p>
          </table:table-cell>
          <table:table-cell office:value-type="float" office:value="0.835" calcext:value-type="float">
            <text:p>0.835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6]" office:value-type="float" office:value="0.461" calcext:value-type="float">
            <text:p>0.461</text:p>
          </table:table-cell>
          <table:table-cell table:formula="of:=(1-[.B6])*(1-[.C6])" office:value-type="float" office:value="0.175175" calcext:value-type="float">
            <text:p>0.175175</text:p>
          </table:table-cell>
          <table:table-cell table:formula="of:=(1-[.B6])*[.C6]" office:value-type="float" office:value="0.363825" calcext:value-type="float">
            <text:p>0.363825</text:p>
          </table:table-cell>
          <table:table-cell table:formula="of:=[.D6]" office:value-type="float" office:value="0.021" calcext:value-type="float">
            <text:p>0.021</text:p>
          </table:table-cell>
          <table:table-cell table:formula="of:=(1-[.D6])*(1-[.E6])" office:value-type="float" office:value="0.161535" calcext:value-type="float">
            <text:p>0.161535</text:p>
          </table:table-cell>
          <table:table-cell table:formula="of:=(1-[.D6])*[.E6]" office:value-type="float" office:value="0.817465" calcext:value-type="float">
            <text:p>0.81746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468" calcext:value-type="float">
            <text:p>0.468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" calcext:value-type="float">
            <text:p>0.02</text:p>
          </table:table-cell>
          <table:table-cell office:value-type="float" office:value="0.847" calcext:value-type="float">
            <text:p>0.847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7]" office:value-type="float" office:value="0.468" calcext:value-type="float">
            <text:p>0.468</text:p>
          </table:table-cell>
          <table:table-cell table:formula="of:=(1-[.B7])*(1-[.C7])" office:value-type="float" office:value="0.176092" calcext:value-type="float">
            <text:p>0.176092</text:p>
          </table:table-cell>
          <table:table-cell table:formula="of:=(1-[.B7])*[.C7]" office:value-type="float" office:value="0.355908" calcext:value-type="float">
            <text:p>0.355908</text:p>
          </table:table-cell>
          <table:table-cell table:formula="of:=[.D7]" office:value-type="float" office:value="0.02" calcext:value-type="float">
            <text:p>0.02</text:p>
          </table:table-cell>
          <table:table-cell table:formula="of:=(1-[.D7])*(1-[.E7])" office:value-type="float" office:value="0.14994" calcext:value-type="float">
            <text:p>0.14994</text:p>
          </table:table-cell>
          <table:table-cell table:formula="of:=(1-[.D7])*[.E7]" office:value-type="float" office:value="0.83006" calcext:value-type="float">
            <text:p>0.8300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466" calcext:value-type="float">
            <text:p>0.466</text:p>
          </table:table-cell>
          <table:table-cell office:value-type="float" office:value="0.703" calcext:value-type="float">
            <text:p>0.703</text:p>
          </table:table-cell>
          <table:table-cell office:value-type="float" office:value="0.021" calcext:value-type="float">
            <text:p>0.021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8]" office:value-type="float" office:value="0.466" calcext:value-type="float">
            <text:p>0.466</text:p>
          </table:table-cell>
          <table:table-cell table:formula="of:=(1-[.B8])*(1-[.C8])" office:value-type="float" office:value="0.158598" calcext:value-type="float">
            <text:p>0.158598</text:p>
          </table:table-cell>
          <table:table-cell table:formula="of:=(1-[.B8])*[.C8]" office:value-type="float" office:value="0.375402" calcext:value-type="float">
            <text:p>0.375402</text:p>
          </table:table-cell>
          <table:table-cell table:formula="of:=[.D8]" office:value-type="float" office:value="0.021" calcext:value-type="float">
            <text:p>0.021</text:p>
          </table:table-cell>
          <table:table-cell table:formula="of:=(1-[.D8])*(1-[.E8])" office:value-type="float" office:value="0.13706" calcext:value-type="float">
            <text:p>0.13706</text:p>
          </table:table-cell>
          <table:table-cell table:formula="of:=(1-[.D8])*[.E8]" office:value-type="float" office:value="0.84194" calcext:value-type="float">
            <text:p>0.8419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483" calcext:value-type="float">
            <text:p>0.483</text:p>
          </table:table-cell>
          <table:table-cell office:value-type="float" office:value="0.613" calcext:value-type="float">
            <text:p>0.613</text:p>
          </table:table-cell>
          <table:table-cell office:value-type="float" office:value="0.039" calcext:value-type="float">
            <text:p>0.039</text:p>
          </table:table-cell>
          <table:table-cell office:value-type="float" office:value="0.836" calcext:value-type="float">
            <text:p>0.836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9]" office:value-type="float" office:value="0.483" calcext:value-type="float">
            <text:p>0.483</text:p>
          </table:table-cell>
          <table:table-cell table:formula="of:=(1-[.B9])*(1-[.C9])" office:value-type="float" office:value="0.200079" calcext:value-type="float">
            <text:p>0.200079</text:p>
          </table:table-cell>
          <table:table-cell table:formula="of:=(1-[.B9])*[.C9]" office:value-type="float" office:value="0.316921" calcext:value-type="float">
            <text:p>0.316921</text:p>
          </table:table-cell>
          <table:table-cell table:formula="of:=[.D9]" office:value-type="float" office:value="0.039" calcext:value-type="float">
            <text:p>0.039</text:p>
          </table:table-cell>
          <table:table-cell table:formula="of:=(1-[.D9])*(1-[.E9])" office:value-type="float" office:value="0.157604" calcext:value-type="float">
            <text:p>0.157604</text:p>
          </table:table-cell>
          <table:table-cell table:formula="of:=(1-[.D9])*[.E9]" office:value-type="float" office:value="0.803396" calcext:value-type="float">
            <text:p>0.80339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486" calcext:value-type="float">
            <text:p>0.486</text:p>
          </table:table-cell>
          <table:table-cell office:value-type="float" office:value="0.61" calcext:value-type="float">
            <text:p>0.61</text:p>
          </table:table-cell>
          <table:table-cell office:value-type="float" office:value="0.036" calcext:value-type="float">
            <text:p>0.036</text:p>
          </table:table-cell>
          <table:table-cell office:value-type="float" office:value="0.821" calcext:value-type="float">
            <text:p>0.82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10]" office:value-type="float" office:value="0.486" calcext:value-type="float">
            <text:p>0.486</text:p>
          </table:table-cell>
          <table:table-cell table:formula="of:=(1-[.B10])*(1-[.C10])" office:value-type="float" office:value="0.20046" calcext:value-type="float">
            <text:p>0.20046</text:p>
          </table:table-cell>
          <table:table-cell table:formula="of:=(1-[.B10])*[.C10]" office:value-type="float" office:value="0.31354" calcext:value-type="float">
            <text:p>0.31354</text:p>
          </table:table-cell>
          <table:table-cell table:formula="of:=[.D10]" office:value-type="float" office:value="0.036" calcext:value-type="float">
            <text:p>0.036</text:p>
          </table:table-cell>
          <table:table-cell table:formula="of:=(1-[.D10])*(1-[.E10])" office:value-type="float" office:value="0.172556" calcext:value-type="float">
            <text:p>0.172556</text:p>
          </table:table-cell>
          <table:table-cell table:formula="of:=(1-[.D10])*[.E10]" office:value-type="float" office:value="0.791444" calcext:value-type="float">
            <text:p>0.79144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489" calcext:value-type="float">
            <text:p>0.489</text:p>
          </table:table-cell>
          <table:table-cell office:value-type="float" office:value="0.599" calcext:value-type="float">
            <text:p>0.599</text:p>
          </table:table-cell>
          <table:table-cell office:value-type="float" office:value="0.038" calcext:value-type="float">
            <text:p>0.038</text:p>
          </table:table-cell>
          <table:table-cell office:value-type="float" office:value="0.821" calcext:value-type="float">
            <text:p>0.82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11]" office:value-type="float" office:value="0.489" calcext:value-type="float">
            <text:p>0.489</text:p>
          </table:table-cell>
          <table:table-cell table:formula="of:=(1-[.B11])*(1-[.C11])" office:value-type="float" office:value="0.204911" calcext:value-type="float">
            <text:p>0.204911</text:p>
          </table:table-cell>
          <table:table-cell table:formula="of:=(1-[.B11])*[.C11]" office:value-type="float" office:value="0.306089" calcext:value-type="float">
            <text:p>0.306089</text:p>
          </table:table-cell>
          <table:table-cell table:formula="of:=[.D11]" office:value-type="float" office:value="0.038" calcext:value-type="float">
            <text:p>0.038</text:p>
          </table:table-cell>
          <table:table-cell table:formula="of:=(1-[.D11])*(1-[.E11])" office:value-type="float" office:value="0.172198" calcext:value-type="float">
            <text:p>0.172198</text:p>
          </table:table-cell>
          <table:table-cell table:formula="of:=(1-[.D11])*[.E11]" office:value-type="float" office:value="0.789802" calcext:value-type="float">
            <text:p>0.78980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491" calcext:value-type="float">
            <text:p>0.491</text:p>
          </table:table-cell>
          <table:table-cell office:value-type="float" office:value="0.467" calcext:value-type="float">
            <text:p>0.467</text:p>
          </table:table-cell>
          <table:table-cell office:value-type="float" office:value="0.024" calcext:value-type="float">
            <text:p>0.024</text:p>
          </table:table-cell>
          <table:table-cell office:value-type="float" office:value="0.669" calcext:value-type="float">
            <text:p>0.669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12]" office:value-type="float" office:value="0.491" calcext:value-type="float">
            <text:p>0.491</text:p>
          </table:table-cell>
          <table:table-cell table:formula="of:=(1-[.B12])*(1-[.C12])" office:value-type="float" office:value="0.271297" calcext:value-type="float">
            <text:p>0.271297</text:p>
          </table:table-cell>
          <table:table-cell table:formula="of:=(1-[.B12])*[.C12]" office:value-type="float" office:value="0.237703" calcext:value-type="float">
            <text:p>0.237703</text:p>
          </table:table-cell>
          <table:table-cell table:formula="of:=[.D12]" office:value-type="float" office:value="0.024" calcext:value-type="float">
            <text:p>0.024</text:p>
          </table:table-cell>
          <table:table-cell table:formula="of:=(1-[.D12])*(1-[.E12])" office:value-type="float" office:value="0.323056" calcext:value-type="float">
            <text:p>0.323056</text:p>
          </table:table-cell>
          <table:table-cell table:formula="of:=(1-[.D12])*[.E12]" office:value-type="float" office:value="0.652944" calcext:value-type="float">
            <text:p>0.65294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486" calcext:value-type="float">
            <text:p>0.486</text:p>
          </table:table-cell>
          <table:table-cell office:value-type="float" office:value="0.474" calcext:value-type="float">
            <text:p>0.474</text:p>
          </table:table-cell>
          <table:table-cell office:value-type="float" office:value="0.023" calcext:value-type="float">
            <text:p>0.023</text:p>
          </table:table-cell>
          <table:table-cell office:value-type="float" office:value="0.663" calcext:value-type="float">
            <text:p>0.663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13]" office:value-type="float" office:value="0.486" calcext:value-type="float">
            <text:p>0.486</text:p>
          </table:table-cell>
          <table:table-cell table:formula="of:=(1-[.B13])*(1-[.C13])" office:value-type="float" office:value="0.270364" calcext:value-type="float">
            <text:p>0.270364</text:p>
          </table:table-cell>
          <table:table-cell table:formula="of:=(1-[.B13])*[.C13]" office:value-type="float" office:value="0.243636" calcext:value-type="float">
            <text:p>0.243636</text:p>
          </table:table-cell>
          <table:table-cell table:formula="of:=[.D13]" office:value-type="float" office:value="0.023" calcext:value-type="float">
            <text:p>0.023</text:p>
          </table:table-cell>
          <table:table-cell table:formula="of:=(1-[.D13])*(1-[.E13])" office:value-type="float" office:value="0.329249" calcext:value-type="float">
            <text:p>0.329249</text:p>
          </table:table-cell>
          <table:table-cell table:formula="of:=(1-[.D13])*[.E13]" office:value-type="float" office:value="0.647751" calcext:value-type="float">
            <text:p>0.64775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468" calcext:value-type="float">
            <text:p>0.468</text:p>
          </table:table-cell>
          <table:table-cell office:value-type="float" office:value="0.457" calcext:value-type="float">
            <text:p>0.457</text:p>
          </table:table-cell>
          <table:table-cell office:value-type="float" office:value="0.019" calcext:value-type="float">
            <text:p>0.019</text:p>
          </table:table-cell>
          <table:table-cell office:value-type="float" office:value="0.677" calcext:value-type="float">
            <text:p>0.677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14]" office:value-type="float" office:value="0.468" calcext:value-type="float">
            <text:p>0.468</text:p>
          </table:table-cell>
          <table:table-cell table:formula="of:=(1-[.B14])*(1-[.C14])" office:value-type="float" office:value="0.288876" calcext:value-type="float">
            <text:p>0.288876</text:p>
          </table:table-cell>
          <table:table-cell table:formula="of:=(1-[.B14])*[.C14]" office:value-type="float" office:value="0.243124" calcext:value-type="float">
            <text:p>0.243124</text:p>
          </table:table-cell>
          <table:table-cell table:formula="of:=[.D14]" office:value-type="float" office:value="0.019" calcext:value-type="float">
            <text:p>0.019</text:p>
          </table:table-cell>
          <table:table-cell table:formula="of:=(1-[.D14])*(1-[.E14])" office:value-type="float" office:value="0.316863" calcext:value-type="float">
            <text:p>0.316863</text:p>
          </table:table-cell>
          <table:table-cell table:formula="of:=(1-[.D14])*[.E14]" office:value-type="float" office:value="0.664137" calcext:value-type="float">
            <text:p>0.66413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486" calcext:value-type="float">
            <text:p>0.486</text:p>
          </table:table-cell>
          <table:table-cell office:value-type="float" office:value="0.425" calcext:value-type="float">
            <text:p>0.425</text:p>
          </table:table-cell>
          <table:table-cell office:value-type="float" office:value="0.016" calcext:value-type="float">
            <text:p>0.016</text:p>
          </table:table-cell>
          <table:table-cell office:value-type="float" office:value="0.685" calcext:value-type="float">
            <text:p>0.685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15]" office:value-type="float" office:value="0.486" calcext:value-type="float">
            <text:p>0.486</text:p>
          </table:table-cell>
          <table:table-cell table:formula="of:=(1-[.B15])*(1-[.C15])" office:value-type="float" office:value="0.29555" calcext:value-type="float">
            <text:p>0.29555</text:p>
          </table:table-cell>
          <table:table-cell table:formula="of:=(1-[.B15])*[.C15]" office:value-type="float" office:value="0.21845" calcext:value-type="float">
            <text:p>0.21845</text:p>
          </table:table-cell>
          <table:table-cell table:formula="of:=[.D15]" office:value-type="float" office:value="0.016" calcext:value-type="float">
            <text:p>0.016</text:p>
          </table:table-cell>
          <table:table-cell table:formula="of:=(1-[.D15])*(1-[.E15])" office:value-type="float" office:value="0.30996" calcext:value-type="float">
            <text:p>0.30996</text:p>
          </table:table-cell>
          <table:table-cell table:formula="of:=(1-[.D15])*[.E15]" office:value-type="float" office:value="0.67404" calcext:value-type="float">
            <text:p>0.6740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477" calcext:value-type="float">
            <text:p>0.477</text:p>
          </table:table-cell>
          <table:table-cell office:value-type="float" office:value="0.363" calcext:value-type="float">
            <text:p>0.363</text:p>
          </table:table-cell>
          <table:table-cell office:value-type="float" office:value="0.015" calcext:value-type="float">
            <text:p>0.015</text:p>
          </table:table-cell>
          <table:table-cell office:value-type="float" office:value="0.562" calcext:value-type="float">
            <text:p>0.562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16]" office:value-type="float" office:value="0.477" calcext:value-type="float">
            <text:p>0.477</text:p>
          </table:table-cell>
          <table:table-cell table:formula="of:=(1-[.B16])*(1-[.C16])" office:value-type="float" office:value="0.333151" calcext:value-type="float">
            <text:p>0.333151</text:p>
          </table:table-cell>
          <table:table-cell table:formula="of:=(1-[.B16])*[.C16]" office:value-type="float" office:value="0.189849" calcext:value-type="float">
            <text:p>0.189849</text:p>
          </table:table-cell>
          <table:table-cell table:formula="of:=[.D16]" office:value-type="float" office:value="0.015" calcext:value-type="float">
            <text:p>0.015</text:p>
          </table:table-cell>
          <table:table-cell table:formula="of:=(1-[.D16])*(1-[.E16])" office:value-type="float" office:value="0.43143" calcext:value-type="float">
            <text:p>0.43143</text:p>
          </table:table-cell>
          <table:table-cell table:formula="of:=(1-[.D16])*[.E16]" office:value-type="float" office:value="0.55357" calcext:value-type="float">
            <text:p>0.5535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48" calcext:value-type="float">
            <text:p>0.48</text:p>
          </table:table-cell>
          <table:table-cell office:value-type="float" office:value="0.358" calcext:value-type="float">
            <text:p>0.358</text:p>
          </table:table-cell>
          <table:table-cell office:value-type="float" office:value="0.014" calcext:value-type="float">
            <text:p>0.014</text:p>
          </table:table-cell>
          <table:table-cell office:value-type="float" office:value="0.592" calcext:value-type="float">
            <text:p>0.592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17]" office:value-type="float" office:value="0.48" calcext:value-type="float">
            <text:p>0.48</text:p>
          </table:table-cell>
          <table:table-cell table:formula="of:=(1-[.B17])*(1-[.C17])" office:value-type="float" office:value="0.33384" calcext:value-type="float">
            <text:p>0.33384</text:p>
          </table:table-cell>
          <table:table-cell table:formula="of:=(1-[.B17])*[.C17]" office:value-type="float" office:value="0.18616" calcext:value-type="float">
            <text:p>0.18616</text:p>
          </table:table-cell>
          <table:table-cell table:formula="of:=[.D17]" office:value-type="float" office:value="0.014" calcext:value-type="float">
            <text:p>0.014</text:p>
          </table:table-cell>
          <table:table-cell table:formula="of:=(1-[.D17])*(1-[.E17])" office:value-type="float" office:value="0.402288" calcext:value-type="float">
            <text:p>0.402288</text:p>
          </table:table-cell>
          <table:table-cell table:formula="of:=(1-[.D17])*[.E17]" office:value-type="float" office:value="0.583712" calcext:value-type="float">
            <text:p>0.58371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48" calcext:value-type="float">
            <text:p>0.48</text:p>
          </table:table-cell>
          <table:table-cell office:value-type="float" office:value="0.358" calcext:value-type="float">
            <text:p>0.358</text:p>
          </table:table-cell>
          <table:table-cell office:value-type="float" office:value="0.011" calcext:value-type="float">
            <text:p>0.011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18]" office:value-type="float" office:value="0.48" calcext:value-type="float">
            <text:p>0.48</text:p>
          </table:table-cell>
          <table:table-cell table:formula="of:=(1-[.B18])*(1-[.C18])" office:value-type="float" office:value="0.33384" calcext:value-type="float">
            <text:p>0.33384</text:p>
          </table:table-cell>
          <table:table-cell table:formula="of:=(1-[.B18])*[.C18]" office:value-type="float" office:value="0.18616" calcext:value-type="float">
            <text:p>0.18616</text:p>
          </table:table-cell>
          <table:table-cell table:formula="of:=[.D18]" office:value-type="float" office:value="0.011" calcext:value-type="float">
            <text:p>0.011</text:p>
          </table:table-cell>
          <table:table-cell table:formula="of:=(1-[.D18])*(1-[.E18])" office:value-type="float" office:value="0.46483" calcext:value-type="float">
            <text:p>0.46483</text:p>
          </table:table-cell>
          <table:table-cell table:formula="of:=(1-[.D18])*[.E18]" office:value-type="float" office:value="0.52417" calcext:value-type="float">
            <text:p>0.5241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499" calcext:value-type="float">
            <text:p>0.499</text:p>
          </table:table-cell>
          <table:table-cell office:value-type="float" office:value="0.261" calcext:value-type="float">
            <text:p>0.261</text:p>
          </table:table-cell>
          <table:table-cell office:value-type="float" office:value="0.027" calcext:value-type="float">
            <text:p>0.027</text:p>
          </table:table-cell>
          <table:table-cell office:value-type="float" office:value="0.469" calcext:value-type="float">
            <text:p>0.469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19]" office:value-type="float" office:value="0.499" calcext:value-type="float">
            <text:p>0.499</text:p>
          </table:table-cell>
          <table:table-cell table:formula="of:=(1-[.B19])*(1-[.C19])" office:value-type="float" office:value="0.370239" calcext:value-type="float">
            <text:p>0.370239</text:p>
          </table:table-cell>
          <table:table-cell table:formula="of:=(1-[.B19])*[.C19]" office:value-type="float" office:value="0.130761" calcext:value-type="float">
            <text:p>0.130761</text:p>
          </table:table-cell>
          <table:table-cell table:formula="of:=[.D19]" office:value-type="float" office:value="0.027" calcext:value-type="float">
            <text:p>0.027</text:p>
          </table:table-cell>
          <table:table-cell table:formula="of:=(1-[.D19])*(1-[.E19])" office:value-type="float" office:value="0.516663" calcext:value-type="float">
            <text:p>0.516663</text:p>
          </table:table-cell>
          <table:table-cell table:formula="of:=(1-[.D19])*[.E19]" office:value-type="float" office:value="0.456337" calcext:value-type="float">
            <text:p>0.4563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478" calcext:value-type="float">
            <text:p>0.478</text:p>
          </table:table-cell>
          <table:table-cell office:value-type="float" office:value="0.264" calcext:value-type="float">
            <text:p>0.264</text:p>
          </table:table-cell>
          <table:table-cell office:value-type="float" office:value="0.027" calcext:value-type="float">
            <text:p>0.027</text:p>
          </table:table-cell>
          <table:table-cell office:value-type="float" office:value="0.469" calcext:value-type="float">
            <text:p>0.469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20]" office:value-type="float" office:value="0.478" calcext:value-type="float">
            <text:p>0.478</text:p>
          </table:table-cell>
          <table:table-cell table:formula="of:=(1-[.B20])*(1-[.C20])" office:value-type="float" office:value="0.384192" calcext:value-type="float">
            <text:p>0.384192</text:p>
          </table:table-cell>
          <table:table-cell table:formula="of:=(1-[.B20])*[.C20]" office:value-type="float" office:value="0.137808" calcext:value-type="float">
            <text:p>0.137808</text:p>
          </table:table-cell>
          <table:table-cell table:formula="of:=[.D20]" office:value-type="float" office:value="0.027" calcext:value-type="float">
            <text:p>0.027</text:p>
          </table:table-cell>
          <table:table-cell table:formula="of:=(1-[.D20])*(1-[.E20])" office:value-type="float" office:value="0.516663" calcext:value-type="float">
            <text:p>0.516663</text:p>
          </table:table-cell>
          <table:table-cell table:formula="of:=(1-[.D20])*[.E20]" office:value-type="float" office:value="0.456337" calcext:value-type="float">
            <text:p>0.4563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469" calcext:value-type="float">
            <text:p>0.469</text:p>
          </table:table-cell>
          <table:table-cell office:value-type="float" office:value="0.25" calcext:value-type="float">
            <text:p>0.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472" calcext:value-type="float">
            <text:p>0.472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21]" office:value-type="float" office:value="0.469" calcext:value-type="float">
            <text:p>0.469</text:p>
          </table:table-cell>
          <table:table-cell table:formula="of:=(1-[.B21])*(1-[.C21])" office:value-type="float" office:value="0.39825" calcext:value-type="float">
            <text:p>0.39825</text:p>
          </table:table-cell>
          <table:table-cell table:formula="of:=(1-[.B21])*[.C21]" office:value-type="float" office:value="0.13275" calcext:value-type="float">
            <text:p>0.13275</text:p>
          </table:table-cell>
          <table:table-cell table:formula="of:=[.D21]" office:value-type="float" office:value="0.023" calcext:value-type="float">
            <text:p>0.023</text:p>
          </table:table-cell>
          <table:table-cell table:formula="of:=(1-[.D21])*(1-[.E21])" office:value-type="float" office:value="0.515856" calcext:value-type="float">
            <text:p>0.515856</text:p>
          </table:table-cell>
          <table:table-cell table:formula="of:=(1-[.D21])*[.E21]" office:value-type="float" office:value="0.461144" calcext:value-type="float">
            <text:p>0.46114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489" calcext:value-type="float">
            <text:p>0.489</text:p>
          </table:table-cell>
          <table:table-cell office:value-type="float" office:value="0.213" calcext:value-type="float">
            <text:p>0.2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397" calcext:value-type="float">
            <text:p>0.397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22]" office:value-type="float" office:value="0.489" calcext:value-type="float">
            <text:p>0.489</text:p>
          </table:table-cell>
          <table:table-cell table:formula="of:=(1-[.B22])*(1-[.C22])" office:value-type="float" office:value="0.402157" calcext:value-type="float">
            <text:p>0.402157</text:p>
          </table:table-cell>
          <table:table-cell table:formula="of:=(1-[.B22])*[.C22]" office:value-type="float" office:value="0.108843" calcext:value-type="float">
            <text:p>0.108843</text:p>
          </table:table-cell>
          <table:table-cell table:formula="of:=[.D22]" office:value-type="float" office:value="0.003" calcext:value-type="float">
            <text:p>0.003</text:p>
          </table:table-cell>
          <table:table-cell table:formula="of:=(1-[.D22])*(1-[.E22])" office:value-type="float" office:value="0.601191" calcext:value-type="float">
            <text:p>0.601191</text:p>
          </table:table-cell>
          <table:table-cell table:formula="of:=(1-[.D22])*[.E22]" office:value-type="float" office:value="0.395809" calcext:value-type="float">
            <text:p>0.395809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49" calcext:value-type="float">
            <text:p>0.49</text:p>
          </table:table-cell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23]" office:value-type="float" office:value="0.49" calcext:value-type="float">
            <text:p>0.49</text:p>
          </table:table-cell>
          <table:table-cell table:formula="of:=(1-[.B23])*(1-[.C23])" office:value-type="float" office:value="0.3876" calcext:value-type="float">
            <text:p>0.3876</text:p>
          </table:table-cell>
          <table:table-cell table:formula="of:=(1-[.B23])*[.C23]" office:value-type="float" office:value="0.1224" calcext:value-type="float">
            <text:p>0.1224</text:p>
          </table:table-cell>
          <table:table-cell table:formula="of:=[.D23]" office:value-type="float" office:value="0.005" calcext:value-type="float">
            <text:p>0.005</text:p>
          </table:table-cell>
          <table:table-cell table:formula="of:=(1-[.D23])*(1-[.E23])" office:value-type="float" office:value="0.5771" calcext:value-type="float">
            <text:p>0.5771</text:p>
          </table:table-cell>
          <table:table-cell table:formula="of:=(1-[.D23])*[.E23]" office:value-type="float" office:value="0.4179" calcext:value-type="float">
            <text:p>0.4179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476" calcext:value-type="float">
            <text:p>0.476</text:p>
          </table:table-cell>
          <table:table-cell office:value-type="float" office:value="0.139" calcext:value-type="float">
            <text:p>0.139</text:p>
          </table:table-cell>
          <table:table-cell office:value-type="float" office:value="0.011" calcext:value-type="float">
            <text:p>0.011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24]" office:value-type="float" office:value="0.476" calcext:value-type="float">
            <text:p>0.476</text:p>
          </table:table-cell>
          <table:table-cell table:formula="of:=(1-[.B24])*(1-[.C24])" office:value-type="float" office:value="0.451164" calcext:value-type="float">
            <text:p>0.451164</text:p>
          </table:table-cell>
          <table:table-cell table:formula="of:=(1-[.B24])*[.C24]" office:value-type="float" office:value="0.072836" calcext:value-type="float">
            <text:p>0.072836</text:p>
          </table:table-cell>
          <table:table-cell table:formula="of:=[.D24]" office:value-type="float" office:value="0.011" calcext:value-type="float">
            <text:p>0.011</text:p>
          </table:table-cell>
          <table:table-cell table:formula="of:=(1-[.D24])*(1-[.E24])" office:value-type="float" office:value="0.719992" calcext:value-type="float">
            <text:p>0.719992</text:p>
          </table:table-cell>
          <table:table-cell table:formula="of:=(1-[.D24])*[.E24]" office:value-type="float" office:value="0.269008" calcext:value-type="float">
            <text:p>0.26900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484" calcext:value-type="float">
            <text:p>0.48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06" calcext:value-type="float">
            <text:p>0.006</text:p>
          </table:table-cell>
          <table:table-cell office:value-type="float" office:value="0.249" calcext:value-type="float">
            <text:p>0.249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25]" office:value-type="float" office:value="0.484" calcext:value-type="float">
            <text:p>0.484</text:p>
          </table:table-cell>
          <table:table-cell table:formula="of:=(1-[.B25])*(1-[.C25])" office:value-type="float" office:value="0.456144" calcext:value-type="float">
            <text:p>0.456144</text:p>
          </table:table-cell>
          <table:table-cell table:formula="of:=(1-[.B25])*[.C25]" office:value-type="float" office:value="0.059856" calcext:value-type="float">
            <text:p>0.059856</text:p>
          </table:table-cell>
          <table:table-cell table:formula="of:=[.D25]" office:value-type="float" office:value="0.006" calcext:value-type="float">
            <text:p>0.006</text:p>
          </table:table-cell>
          <table:table-cell table:formula="of:=(1-[.D25])*(1-[.E25])" office:value-type="float" office:value="0.746494" calcext:value-type="float">
            <text:p>0.746494</text:p>
          </table:table-cell>
          <table:table-cell table:formula="of:=(1-[.D25])*[.E25]" office:value-type="float" office:value="0.247506" calcext:value-type="float">
            <text:p>0.24750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494" calcext:value-type="float">
            <text:p>0.49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11" calcext:value-type="float">
            <text:p>0.011</text:p>
          </table:table-cell>
          <table:table-cell office:value-type="float" office:value="0.242" calcext:value-type="float">
            <text:p>0.242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26]" office:value-type="float" office:value="0.494" calcext:value-type="float">
            <text:p>0.494</text:p>
          </table:table-cell>
          <table:table-cell table:formula="of:=(1-[.B26])*(1-[.C26])" office:value-type="float" office:value="0.447304" calcext:value-type="float">
            <text:p>0.447304</text:p>
          </table:table-cell>
          <table:table-cell table:formula="of:=(1-[.B26])*[.C26]" office:value-type="float" office:value="0.058696" calcext:value-type="float">
            <text:p>0.058696</text:p>
          </table:table-cell>
          <table:table-cell table:formula="of:=[.D26]" office:value-type="float" office:value="0.011" calcext:value-type="float">
            <text:p>0.011</text:p>
          </table:table-cell>
          <table:table-cell table:formula="of:=(1-[.D26])*(1-[.E26])" office:value-type="float" office:value="0.749662" calcext:value-type="float">
            <text:p>0.749662</text:p>
          </table:table-cell>
          <table:table-cell table:formula="of:=(1-[.D26])*[.E26]" office:value-type="float" office:value="0.239338" calcext:value-type="float">
            <text:p>0.23933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469" calcext:value-type="float">
            <text:p>0.46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27]" office:value-type="float" office:value="0.469" calcext:value-type="float">
            <text:p>0.469</text:p>
          </table:table-cell>
          <table:table-cell table:formula="of:=(1-[.B27])*(1-[.C27])" office:value-type="float" office:value="0.503919" calcext:value-type="float">
            <text:p>0.503919</text:p>
          </table:table-cell>
          <table:table-cell table:formula="of:=(1-[.B27])*[.C27]" office:value-type="float" office:value="0.027081" calcext:value-type="float">
            <text:p>0.027081</text:p>
          </table:table-cell>
          <table:table-cell table:formula="of:=[.D27]" office:value-type="float" office:value="0.004" calcext:value-type="float">
            <text:p>0.004</text:p>
          </table:table-cell>
          <table:table-cell table:formula="of:=(1-[.D27])*(1-[.E27])" office:value-type="float" office:value="0.895404" calcext:value-type="float">
            <text:p>0.895404</text:p>
          </table:table-cell>
          <table:table-cell table:formula="of:=(1-[.D27])*[.E27]" office:value-type="float" office:value="0.100596" calcext:value-type="float">
            <text:p>0.10059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488" calcext:value-type="float">
            <text:p>0.48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" calcext:value-type="float">
            <text:p>0.01</text:p>
          </table:table-cell>
          <table:table-cell office:value-type="float" office:value="0.098" calcext:value-type="float">
            <text:p>0.098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28]" office:value-type="float" office:value="0.488" calcext:value-type="float">
            <text:p>0.488</text:p>
          </table:table-cell>
          <table:table-cell table:formula="of:=(1-[.B28])*(1-[.C28])" office:value-type="float" office:value="0.487936" calcext:value-type="float">
            <text:p>0.487936</text:p>
          </table:table-cell>
          <table:table-cell table:formula="of:=(1-[.B28])*[.C28]" office:value-type="float" office:value="0.024064" calcext:value-type="float">
            <text:p>0.024064</text:p>
          </table:table-cell>
          <table:table-cell table:formula="of:=[.D28]" office:value-type="float" office:value="0.01" calcext:value-type="float">
            <text:p>0.01</text:p>
          </table:table-cell>
          <table:table-cell table:formula="of:=(1-[.D28])*(1-[.E28])" office:value-type="float" office:value="0.89298" calcext:value-type="float">
            <text:p>0.89298</text:p>
          </table:table-cell>
          <table:table-cell table:formula="of:=(1-[.D28])*[.E28]" office:value-type="float" office:value="0.09702" calcext:value-type="float">
            <text:p>0.0970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478" calcext:value-type="float">
            <text:p>0.47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79" calcext:value-type="float">
            <text:p>0.079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29]" office:value-type="float" office:value="0.478" calcext:value-type="float">
            <text:p>0.478</text:p>
          </table:table-cell>
          <table:table-cell table:formula="of:=(1-[.B29])*(1-[.C29])" office:value-type="float" office:value="0.502686" calcext:value-type="float">
            <text:p>0.502686</text:p>
          </table:table-cell>
          <table:table-cell table:formula="of:=(1-[.B29])*[.C29]" office:value-type="float" office:value="0.019314" calcext:value-type="float">
            <text:p>0.019314</text:p>
          </table:table-cell>
          <table:table-cell table:formula="of:=[.D29]" office:value-type="float" office:value="0.008" calcext:value-type="float">
            <text:p>0.008</text:p>
          </table:table-cell>
          <table:table-cell table:formula="of:=(1-[.D29])*(1-[.E29])" office:value-type="float" office:value="0.913632" calcext:value-type="float">
            <text:p>0.913632</text:p>
          </table:table-cell>
          <table:table-cell table:formula="of:=(1-[.D29])*[.E29]" office:value-type="float" office:value="0.078368" calcext:value-type="float">
            <text:p>0.07836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413" calcext:value-type="float">
            <text:p>0.413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7" calcext:value-type="float">
            <text:p>0.017</text:p>
          </table:table-cell>
          <table:table-cell office:value-type="float" office:value="0.979" calcext:value-type="float">
            <text:p>0.979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30]" office:value-type="float" office:value="0.413" calcext:value-type="float">
            <text:p>0.413</text:p>
          </table:table-cell>
          <table:table-cell table:formula="of:=(1-[.B30])*(1-[.C30])" office:value-type="float" office:value="0.032872" calcext:value-type="float">
            <text:p>0.032872</text:p>
          </table:table-cell>
          <table:table-cell table:formula="of:=(1-[.B30])*[.C30]" office:value-type="float" office:value="0.554128" calcext:value-type="float">
            <text:p>0.554128</text:p>
          </table:table-cell>
          <table:table-cell table:formula="of:=[.D30]" office:value-type="float" office:value="0.017" calcext:value-type="float">
            <text:p>0.017</text:p>
          </table:table-cell>
          <table:table-cell table:formula="of:=(1-[.D30])*(1-[.E30])" office:value-type="float" office:value="0.020643" calcext:value-type="float">
            <text:p>0.020643</text:p>
          </table:table-cell>
          <table:table-cell table:formula="of:=(1-[.D30])*[.E30]" office:value-type="float" office:value="0.962357" calcext:value-type="float">
            <text:p>0.962357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414" calcext:value-type="float">
            <text:p>0.414</text:p>
          </table:table-cell>
          <table:table-cell office:value-type="float" office:value="0.947" calcext:value-type="float">
            <text:p>0.947</text:p>
          </table:table-cell>
          <table:table-cell office:value-type="float" office:value="0.019" calcext:value-type="float">
            <text:p>0.019</text:p>
          </table:table-cell>
          <table:table-cell office:value-type="float" office:value="0.975" calcext:value-type="float">
            <text:p>0.975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31]" office:value-type="float" office:value="0.414" calcext:value-type="float">
            <text:p>0.414</text:p>
          </table:table-cell>
          <table:table-cell table:formula="of:=(1-[.B31])*(1-[.C31])" office:value-type="float" office:value="0.031058" calcext:value-type="float">
            <text:p>0.031058</text:p>
          </table:table-cell>
          <table:table-cell table:formula="of:=(1-[.B31])*[.C31]" office:value-type="float" office:value="0.554942" calcext:value-type="float">
            <text:p>0.554942</text:p>
          </table:table-cell>
          <table:table-cell table:formula="of:=[.D31]" office:value-type="float" office:value="0.019" calcext:value-type="float">
            <text:p>0.019</text:p>
          </table:table-cell>
          <table:table-cell table:formula="of:=(1-[.D31])*(1-[.E31])" office:value-type="float" office:value="0.024525" calcext:value-type="float">
            <text:p>0.024525</text:p>
          </table:table-cell>
          <table:table-cell table:formula="of:=(1-[.D31])*[.E31]" office:value-type="float" office:value="0.956475" calcext:value-type="float">
            <text:p>0.95647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426" calcext:value-type="float">
            <text:p>0.426</text:p>
          </table:table-cell>
          <table:table-cell office:value-type="float" office:value="0.942" calcext:value-type="float">
            <text:p>0.942</text:p>
          </table:table-cell>
          <table:table-cell office:value-type="float" office:value="0.021" calcext:value-type="float">
            <text:p>0.021</text:p>
          </table:table-cell>
          <table:table-cell office:value-type="float" office:value="0.977" calcext:value-type="float">
            <text:p>0.977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32]" office:value-type="float" office:value="0.426" calcext:value-type="float">
            <text:p>0.426</text:p>
          </table:table-cell>
          <table:table-cell table:formula="of:=(1-[.B32])*(1-[.C32])" office:value-type="float" office:value="0.033292" calcext:value-type="float">
            <text:p>0.033292</text:p>
          </table:table-cell>
          <table:table-cell table:formula="of:=(1-[.B32])*[.C32]" office:value-type="float" office:value="0.540708" calcext:value-type="float">
            <text:p>0.540708</text:p>
          </table:table-cell>
          <table:table-cell table:formula="of:=[.D32]" office:value-type="float" office:value="0.021" calcext:value-type="float">
            <text:p>0.021</text:p>
          </table:table-cell>
          <table:table-cell table:formula="of:=(1-[.D32])*(1-[.E32])" office:value-type="float" office:value="0.022517" calcext:value-type="float">
            <text:p>0.022517</text:p>
          </table:table-cell>
          <table:table-cell table:formula="of:=(1-[.D32])*[.E32]" office:value-type="float" office:value="0.956483" calcext:value-type="float">
            <text:p>0.95648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443" calcext:value-type="float">
            <text:p>0.443</text:p>
          </table:table-cell>
          <table:table-cell office:value-type="float" office:value="0.704" calcext:value-type="float">
            <text:p>0.704</text:p>
          </table:table-cell>
          <table:table-cell office:value-type="float" office:value="0.02" calcext:value-type="float">
            <text:p>0.02</text:p>
          </table:table-cell>
          <table:table-cell office:value-type="float" office:value="0.856" calcext:value-type="float">
            <text:p>0.856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33]" office:value-type="float" office:value="0.443" calcext:value-type="float">
            <text:p>0.443</text:p>
          </table:table-cell>
          <table:table-cell table:formula="of:=(1-[.B33])*(1-[.C33])" office:value-type="float" office:value="0.164872" calcext:value-type="float">
            <text:p>0.164872</text:p>
          </table:table-cell>
          <table:table-cell table:formula="of:=(1-[.B33])*[.C33]" office:value-type="float" office:value="0.392128" calcext:value-type="float">
            <text:p>0.392128</text:p>
          </table:table-cell>
          <table:table-cell table:formula="of:=[.D33]" office:value-type="float" office:value="0.02" calcext:value-type="float">
            <text:p>0.02</text:p>
          </table:table-cell>
          <table:table-cell table:formula="of:=(1-[.D33])*(1-[.E33])" office:value-type="float" office:value="0.14112" calcext:value-type="float">
            <text:p>0.14112</text:p>
          </table:table-cell>
          <table:table-cell table:formula="of:=(1-[.D33])*[.E33]" office:value-type="float" office:value="0.83888" calcext:value-type="float">
            <text:p>0.838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41" calcext:value-type="float">
            <text:p>0.41</text:p>
          </table:table-cell>
          <table:table-cell office:value-type="float" office:value="0.865" calcext:value-type="float">
            <text:p>0.865</text:p>
          </table:table-cell>
          <table:table-cell office:value-type="float" office:value="0.022" calcext:value-type="float">
            <text:p>0.022</text:p>
          </table:table-cell>
          <table:table-cell office:value-type="float" office:value="0.928" calcext:value-type="float">
            <text:p>0.928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34]" office:value-type="float" office:value="0.41" calcext:value-type="float">
            <text:p>0.41</text:p>
          </table:table-cell>
          <table:table-cell table:formula="of:=(1-[.B34])*(1-[.C34])" office:value-type="float" office:value="0.07965" calcext:value-type="float">
            <text:p>0.07965</text:p>
          </table:table-cell>
          <table:table-cell table:formula="of:=(1-[.B34])*[.C34]" office:value-type="float" office:value="0.51035" calcext:value-type="float">
            <text:p>0.51035</text:p>
          </table:table-cell>
          <table:table-cell table:formula="of:=[.D34]" office:value-type="float" office:value="0.022" calcext:value-type="float">
            <text:p>0.022</text:p>
          </table:table-cell>
          <table:table-cell table:formula="of:=(1-[.D34])*(1-[.E34])" office:value-type="float" office:value="0.0704159999999999" calcext:value-type="float">
            <text:p>0.070416</text:p>
          </table:table-cell>
          <table:table-cell table:formula="of:=(1-[.D34])*[.E34]" office:value-type="float" office:value="0.907584" calcext:value-type="float">
            <text:p>0.9075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374" calcext:value-type="float">
            <text:p>0.374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4" calcext:value-type="float">
            <text:p>0.014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35]" office:value-type="float" office:value="0.374" calcext:value-type="float">
            <text:p>0.374</text:p>
          </table:table-cell>
          <table:table-cell table:formula="of:=(1-[.B35])*(1-[.C35])" office:value-type="float" office:value="0.104542" calcext:value-type="float">
            <text:p>0.104542</text:p>
          </table:table-cell>
          <table:table-cell table:formula="of:=(1-[.B35])*[.C35]" office:value-type="float" office:value="0.521458" calcext:value-type="float">
            <text:p>0.521458</text:p>
          </table:table-cell>
          <table:table-cell table:formula="of:=[.D35]" office:value-type="float" office:value="0.014" calcext:value-type="float">
            <text:p>0.014</text:p>
          </table:table-cell>
          <table:table-cell table:formula="of:=(1-[.D35])*(1-[.E35])" office:value-type="float" office:value="0.068034" calcext:value-type="float">
            <text:p>0.068034</text:p>
          </table:table-cell>
          <table:table-cell table:formula="of:=(1-[.D35])*[.E35]" office:value-type="float" office:value="0.917966" calcext:value-type="float">
            <text:p>0.9179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419" calcext:value-type="float">
            <text:p>0.419</text:p>
          </table:table-cell>
          <table:table-cell office:value-type="float" office:value="0.693" calcext:value-type="float">
            <text:p>0.693</text:p>
          </table:table-cell>
          <table:table-cell office:value-type="float" office:value="0.017" calcext:value-type="float">
            <text:p>0.017</text:p>
          </table:table-cell>
          <table:table-cell office:value-type="float" office:value="0.829" calcext:value-type="float">
            <text:p>0.829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36]" office:value-type="float" office:value="0.419" calcext:value-type="float">
            <text:p>0.419</text:p>
          </table:table-cell>
          <table:table-cell table:formula="of:=(1-[.B36])*(1-[.C36])" office:value-type="float" office:value="0.178367" calcext:value-type="float">
            <text:p>0.178367</text:p>
          </table:table-cell>
          <table:table-cell table:formula="of:=(1-[.B36])*[.C36]" office:value-type="float" office:value="0.402633" calcext:value-type="float">
            <text:p>0.402633</text:p>
          </table:table-cell>
          <table:table-cell table:formula="of:=[.D36]" office:value-type="float" office:value="0.017" calcext:value-type="float">
            <text:p>0.017</text:p>
          </table:table-cell>
          <table:table-cell table:formula="of:=(1-[.D36])*(1-[.E36])" office:value-type="float" office:value="0.168093" calcext:value-type="float">
            <text:p>0.168093</text:p>
          </table:table-cell>
          <table:table-cell table:formula="of:=(1-[.D36])*[.E36]" office:value-type="float" office:value="0.814907" calcext:value-type="float">
            <text:p>0.81490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35" calcext:value-type="float">
            <text:p>0.3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19" calcext:value-type="float">
            <text:p>0.019</text:p>
          </table:table-cell>
          <table:table-cell office:value-type="float" office:value="0.837" calcext:value-type="float">
            <text:p>0.837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37]" office:value-type="float" office:value="0.35" calcext:value-type="float">
            <text:p>0.35</text:p>
          </table:table-cell>
          <table:table-cell table:formula="of:=(1-[.B37])*(1-[.C37])" office:value-type="float" office:value="0.2119" calcext:value-type="float">
            <text:p>0.2119</text:p>
          </table:table-cell>
          <table:table-cell table:formula="of:=(1-[.B37])*[.C37]" office:value-type="float" office:value="0.4381" calcext:value-type="float">
            <text:p>0.4381</text:p>
          </table:table-cell>
          <table:table-cell table:formula="of:=[.D37]" office:value-type="float" office:value="0.019" calcext:value-type="float">
            <text:p>0.019</text:p>
          </table:table-cell>
          <table:table-cell table:formula="of:=(1-[.D37])*(1-[.E37])" office:value-type="float" office:value="0.159903" calcext:value-type="float">
            <text:p>0.159903</text:p>
          </table:table-cell>
          <table:table-cell table:formula="of:=(1-[.D37])*[.E37]" office:value-type="float" office:value="0.821097" calcext:value-type="float">
            <text:p>0.82109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43" calcext:value-type="float">
            <text:p>0.43</text:p>
          </table:table-cell>
          <table:table-cell office:value-type="float" office:value="0.649" calcext:value-type="float">
            <text:p>0.649</text:p>
          </table:table-cell>
          <table:table-cell office:value-type="float" office:value="0.019" calcext:value-type="float">
            <text:p>0.019</text:p>
          </table:table-cell>
          <table:table-cell office:value-type="float" office:value="0.837" calcext:value-type="float">
            <text:p>0.837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38]" office:value-type="float" office:value="0.43" calcext:value-type="float">
            <text:p>0.43</text:p>
          </table:table-cell>
          <table:table-cell table:formula="of:=(1-[.B38])*(1-[.C38])" office:value-type="float" office:value="0.20007" calcext:value-type="float">
            <text:p>0.20007</text:p>
          </table:table-cell>
          <table:table-cell table:formula="of:=(1-[.B38])*[.C38]" office:value-type="float" office:value="0.36993" calcext:value-type="float">
            <text:p>0.36993</text:p>
          </table:table-cell>
          <table:table-cell table:formula="of:=[.D38]" office:value-type="float" office:value="0.019" calcext:value-type="float">
            <text:p>0.019</text:p>
          </table:table-cell>
          <table:table-cell table:formula="of:=(1-[.D38])*(1-[.E38])" office:value-type="float" office:value="0.159903" calcext:value-type="float">
            <text:p>0.159903</text:p>
          </table:table-cell>
          <table:table-cell table:formula="of:=(1-[.D38])*[.E38]" office:value-type="float" office:value="0.821097" calcext:value-type="float">
            <text:p>0.82109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453" calcext:value-type="float">
            <text:p>0.453</text:p>
          </table:table-cell>
          <table:table-cell office:value-type="float" office:value="0.176" calcext:value-type="float">
            <text:p>0.176</text:p>
          </table:table-cell>
          <table:table-cell office:value-type="float" office:value="0.011" calcext:value-type="float">
            <text:p>0.011</text:p>
          </table:table-cell>
          <table:table-cell office:value-type="float" office:value="0.334" calcext:value-type="float">
            <text:p>0.334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39]" office:value-type="float" office:value="0.453" calcext:value-type="float">
            <text:p>0.453</text:p>
          </table:table-cell>
          <table:table-cell table:formula="of:=(1-[.B39])*(1-[.C39])" office:value-type="float" office:value="0.450728" calcext:value-type="float">
            <text:p>0.450728</text:p>
          </table:table-cell>
          <table:table-cell table:formula="of:=(1-[.B39])*[.C39]" office:value-type="float" office:value="0.096272" calcext:value-type="float">
            <text:p>0.096272</text:p>
          </table:table-cell>
          <table:table-cell table:formula="of:=[.D39]" office:value-type="float" office:value="0.011" calcext:value-type="float">
            <text:p>0.011</text:p>
          </table:table-cell>
          <table:table-cell table:formula="of:=(1-[.D39])*(1-[.E39])" office:value-type="float" office:value="0.658674" calcext:value-type="float">
            <text:p>0.658674</text:p>
          </table:table-cell>
          <table:table-cell table:formula="of:=(1-[.D39])*[.E39]" office:value-type="float" office:value="0.330326" calcext:value-type="float">
            <text:p>0.33032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472" calcext:value-type="float">
            <text:p>0.472</text:p>
          </table:table-cell>
          <table:table-cell office:value-type="float" office:value="0.18" calcext:value-type="float">
            <text:p>0.18</text:p>
          </table:table-cell>
          <table:table-cell office:value-type="float" office:value="0.007" calcext:value-type="float">
            <text:p>0.007</text:p>
          </table:table-cell>
          <table:table-cell office:value-type="float" office:value="0.346" calcext:value-type="float">
            <text:p>0.346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40]" office:value-type="float" office:value="0.472" calcext:value-type="float">
            <text:p>0.472</text:p>
          </table:table-cell>
          <table:table-cell table:formula="of:=(1-[.B40])*(1-[.C40])" office:value-type="float" office:value="0.43296" calcext:value-type="float">
            <text:p>0.43296</text:p>
          </table:table-cell>
          <table:table-cell table:formula="of:=(1-[.B40])*[.C40]" office:value-type="float" office:value="0.09504" calcext:value-type="float">
            <text:p>0.09504</text:p>
          </table:table-cell>
          <table:table-cell table:formula="of:=[.D40]" office:value-type="float" office:value="0.007" calcext:value-type="float">
            <text:p>0.007</text:p>
          </table:table-cell>
          <table:table-cell table:formula="of:=(1-[.D40])*(1-[.E40])" office:value-type="float" office:value="0.649422" calcext:value-type="float">
            <text:p>0.649422</text:p>
          </table:table-cell>
          <table:table-cell table:formula="of:=(1-[.D40])*[.E40]" office:value-type="float" office:value="0.343578" calcext:value-type="float">
            <text:p>0.34357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48" calcext:value-type="float">
            <text:p>0.48</text:p>
          </table:table-cell>
          <table:table-cell office:value-type="float" office:value="0.148" calcext:value-type="float">
            <text:p>0.148</text:p>
          </table:table-cell>
          <table:table-cell office:value-type="float" office:value="0.008" calcext:value-type="float">
            <text:p>0.008</text:p>
          </table:table-cell>
          <table:table-cell office:value-type="float" office:value="0.324" calcext:value-type="float">
            <text:p>0.324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41]" office:value-type="float" office:value="0.48" calcext:value-type="float">
            <text:p>0.48</text:p>
          </table:table-cell>
          <table:table-cell table:formula="of:=(1-[.B41])*(1-[.C41])" office:value-type="float" office:value="0.44304" calcext:value-type="float">
            <text:p>0.44304</text:p>
          </table:table-cell>
          <table:table-cell table:formula="of:=(1-[.B41])*[.C41]" office:value-type="float" office:value="0.07696" calcext:value-type="float">
            <text:p>0.07696</text:p>
          </table:table-cell>
          <table:table-cell table:formula="of:=[.D41]" office:value-type="float" office:value="0.008" calcext:value-type="float">
            <text:p>0.008</text:p>
          </table:table-cell>
          <table:table-cell table:formula="of:=(1-[.D41])*(1-[.E41])" office:value-type="float" office:value="0.670592" calcext:value-type="float">
            <text:p>0.670592</text:p>
          </table:table-cell>
          <table:table-cell table:formula="of:=(1-[.D41])*[.E41]" office:value-type="float" office:value="0.321408" calcext:value-type="float">
            <text:p>0.32140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48" calcext:value-type="float">
            <text:p>0.48</text:p>
          </table:table-cell>
          <table:table-cell office:value-type="float" office:value="0.178" calcext:value-type="float">
            <text:p>0.178</text:p>
          </table:table-cell>
          <table:table-cell office:value-type="float" office:value="0.008" calcext:value-type="float">
            <text:p>0.008</text:p>
          </table:table-cell>
          <table:table-cell office:value-type="float" office:value="0.369" calcext:value-type="float">
            <text:p>0.369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42]" office:value-type="float" office:value="0.48" calcext:value-type="float">
            <text:p>0.48</text:p>
          </table:table-cell>
          <table:table-cell table:formula="of:=(1-[.B42])*(1-[.C42])" office:value-type="float" office:value="0.42744" calcext:value-type="float">
            <text:p>0.42744</text:p>
          </table:table-cell>
          <table:table-cell table:formula="of:=(1-[.B42])*[.C42]" office:value-type="float" office:value="0.09256" calcext:value-type="float">
            <text:p>0.09256</text:p>
          </table:table-cell>
          <table:table-cell table:formula="of:=[.D42]" office:value-type="float" office:value="0.008" calcext:value-type="float">
            <text:p>0.008</text:p>
          </table:table-cell>
          <table:table-cell table:formula="of:=(1-[.D42])*(1-[.E42])" office:value-type="float" office:value="0.625952" calcext:value-type="float">
            <text:p>0.625952</text:p>
          </table:table-cell>
          <table:table-cell table:formula="of:=(1-[.D42])*[.E42]" office:value-type="float" office:value="0.366048" calcext:value-type="float">
            <text:p>0.36604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453" calcext:value-type="float">
            <text:p>0.453</text:p>
          </table:table-cell>
          <table:table-cell office:value-type="float" office:value="0.172" calcext:value-type="float">
            <text:p>0.172</text:p>
          </table:table-cell>
          <table:table-cell office:value-type="float" office:value="0.008" calcext:value-type="float">
            <text:p>0.008</text:p>
          </table:table-cell>
          <table:table-cell office:value-type="float" office:value="0.344" calcext:value-type="float">
            <text:p>0.344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43]" office:value-type="float" office:value="0.453" calcext:value-type="float">
            <text:p>0.453</text:p>
          </table:table-cell>
          <table:table-cell table:formula="of:=(1-[.B43])*(1-[.C43])" office:value-type="float" office:value="0.452916" calcext:value-type="float">
            <text:p>0.452916</text:p>
          </table:table-cell>
          <table:table-cell table:formula="of:=(1-[.B43])*[.C43]" office:value-type="float" office:value="0.094084" calcext:value-type="float">
            <text:p>0.094084</text:p>
          </table:table-cell>
          <table:table-cell table:formula="of:=[.D43]" office:value-type="float" office:value="0.008" calcext:value-type="float">
            <text:p>0.008</text:p>
          </table:table-cell>
          <table:table-cell table:formula="of:=(1-[.D43])*(1-[.E43])" office:value-type="float" office:value="0.650752" calcext:value-type="float">
            <text:p>0.650752</text:p>
          </table:table-cell>
          <table:table-cell table:formula="of:=(1-[.D43])*[.E43]" office:value-type="float" office:value="0.341248" calcext:value-type="float">
            <text:p>0.34124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479" calcext:value-type="float">
            <text:p>0.479</text:p>
          </table:table-cell>
          <table:table-cell office:value-type="float" office:value="0.507" calcext:value-type="float">
            <text:p>0.507</text:p>
          </table:table-cell>
          <table:table-cell office:value-type="float" office:value="0.028" calcext:value-type="float">
            <text:p>0.028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44]" office:value-type="float" office:value="0.479" calcext:value-type="float">
            <text:p>0.479</text:p>
          </table:table-cell>
          <table:table-cell table:formula="of:=(1-[.B44])*(1-[.C44])" office:value-type="float" office:value="0.256853" calcext:value-type="float">
            <text:p>0.256853</text:p>
          </table:table-cell>
          <table:table-cell table:formula="of:=(1-[.B44])*[.C44]" office:value-type="float" office:value="0.264147" calcext:value-type="float">
            <text:p>0.264147</text:p>
          </table:table-cell>
          <table:table-cell table:formula="of:=[.D44]" office:value-type="float" office:value="0.028" calcext:value-type="float">
            <text:p>0.028</text:p>
          </table:table-cell>
          <table:table-cell table:formula="of:=(1-[.D44])*(1-[.E44])" office:value-type="float" office:value="0.28188" calcext:value-type="float">
            <text:p>0.28188</text:p>
          </table:table-cell>
          <table:table-cell table:formula="of:=(1-[.D44])*[.E44]" office:value-type="float" office:value="0.69012" calcext:value-type="float">
            <text:p>0.6901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492" calcext:value-type="float">
            <text:p>0.492</text:p>
          </table:table-cell>
          <table:table-cell office:value-type="float" office:value="0.562" calcext:value-type="float">
            <text:p>0.562</text:p>
          </table:table-cell>
          <table:table-cell office:value-type="float" office:value="0.038" calcext:value-type="float">
            <text:p>0.038</text:p>
          </table:table-cell>
          <table:table-cell office:value-type="float" office:value="0.762" calcext:value-type="float">
            <text:p>0.762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45]" office:value-type="float" office:value="0.492" calcext:value-type="float">
            <text:p>0.492</text:p>
          </table:table-cell>
          <table:table-cell table:formula="of:=(1-[.B45])*(1-[.C45])" office:value-type="float" office:value="0.222504" calcext:value-type="float">
            <text:p>0.222504</text:p>
          </table:table-cell>
          <table:table-cell table:formula="of:=(1-[.B45])*[.C45]" office:value-type="float" office:value="0.285496" calcext:value-type="float">
            <text:p>0.285496</text:p>
          </table:table-cell>
          <table:table-cell table:formula="of:=[.D45]" office:value-type="float" office:value="0.038" calcext:value-type="float">
            <text:p>0.038</text:p>
          </table:table-cell>
          <table:table-cell table:formula="of:=(1-[.D45])*(1-[.E45])" office:value-type="float" office:value="0.228956" calcext:value-type="float">
            <text:p>0.228956</text:p>
          </table:table-cell>
          <table:table-cell table:formula="of:=(1-[.D45])*[.E45]" office:value-type="float" office:value="0.733044" calcext:value-type="float">
            <text:p>0.73304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494" calcext:value-type="float">
            <text:p>0.494</text:p>
          </table:table-cell>
          <table:table-cell office:value-type="float" office:value="0.592" calcext:value-type="float">
            <text:p>0.592</text:p>
          </table:table-cell>
          <table:table-cell office:value-type="float" office:value="0.038" calcext:value-type="float">
            <text:p>0.038</text:p>
          </table:table-cell>
          <table:table-cell office:value-type="float" office:value="0.762" calcext:value-type="float">
            <text:p>0.762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46]" office:value-type="float" office:value="0.494" calcext:value-type="float">
            <text:p>0.494</text:p>
          </table:table-cell>
          <table:table-cell table:formula="of:=(1-[.B46])*(1-[.C46])" office:value-type="float" office:value="0.206448" calcext:value-type="float">
            <text:p>0.206448</text:p>
          </table:table-cell>
          <table:table-cell table:formula="of:=(1-[.B46])*[.C46]" office:value-type="float" office:value="0.299552" calcext:value-type="float">
            <text:p>0.299552</text:p>
          </table:table-cell>
          <table:table-cell table:formula="of:=[.D46]" office:value-type="float" office:value="0.038" calcext:value-type="float">
            <text:p>0.038</text:p>
          </table:table-cell>
          <table:table-cell table:formula="of:=(1-[.D46])*(1-[.E46])" office:value-type="float" office:value="0.228956" calcext:value-type="float">
            <text:p>0.228956</text:p>
          </table:table-cell>
          <table:table-cell table:formula="of:=(1-[.D46])*[.E46]" office:value-type="float" office:value="0.733044" calcext:value-type="float">
            <text:p>0.73304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494" calcext:value-type="float">
            <text:p>0.494</text:p>
          </table:table-cell>
          <table:table-cell office:value-type="float" office:value="0.504" calcext:value-type="float">
            <text:p>0.504</text:p>
          </table:table-cell>
          <table:table-cell office:value-type="float" office:value="0.03" calcext:value-type="float">
            <text:p>0.03</text:p>
          </table:table-cell>
          <table:table-cell office:value-type="float" office:value="0.715" calcext:value-type="float">
            <text:p>0.715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47]" office:value-type="float" office:value="0.494" calcext:value-type="float">
            <text:p>0.494</text:p>
          </table:table-cell>
          <table:table-cell table:formula="of:=(1-[.B47])*(1-[.C47])" office:value-type="float" office:value="0.250976" calcext:value-type="float">
            <text:p>0.250976</text:p>
          </table:table-cell>
          <table:table-cell table:formula="of:=(1-[.B47])*[.C47]" office:value-type="float" office:value="0.255024" calcext:value-type="float">
            <text:p>0.255024</text:p>
          </table:table-cell>
          <table:table-cell table:formula="of:=[.D47]" office:value-type="float" office:value="0.03" calcext:value-type="float">
            <text:p>0.03</text:p>
          </table:table-cell>
          <table:table-cell table:formula="of:=(1-[.D47])*(1-[.E47])" office:value-type="float" office:value="0.27645" calcext:value-type="float">
            <text:p>0.27645</text:p>
          </table:table-cell>
          <table:table-cell table:formula="of:=(1-[.D47])*[.E47]" office:value-type="float" office:value="0.69355" calcext:value-type="float">
            <text:p>0.6935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492" calcext:value-type="float">
            <text:p>0.492</text:p>
          </table:table-cell>
          <table:table-cell office:value-type="float" office:value="0.562" calcext:value-type="float">
            <text:p>0.562</text:p>
          </table:table-cell>
          <table:table-cell office:value-type="float" office:value="0.038" calcext:value-type="float">
            <text:p>0.038</text:p>
          </table:table-cell>
          <table:table-cell office:value-type="float" office:value="0.762" calcext:value-type="float">
            <text:p>0.762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48]" office:value-type="float" office:value="0.492" calcext:value-type="float">
            <text:p>0.492</text:p>
          </table:table-cell>
          <table:table-cell table:formula="of:=(1-[.B48])*(1-[.C48])" office:value-type="float" office:value="0.222504" calcext:value-type="float">
            <text:p>0.222504</text:p>
          </table:table-cell>
          <table:table-cell table:formula="of:=(1-[.B48])*[.C48]" office:value-type="float" office:value="0.285496" calcext:value-type="float">
            <text:p>0.285496</text:p>
          </table:table-cell>
          <table:table-cell table:formula="of:=[.D48]" office:value-type="float" office:value="0.038" calcext:value-type="float">
            <text:p>0.038</text:p>
          </table:table-cell>
          <table:table-cell table:formula="of:=(1-[.D48])*(1-[.E48])" office:value-type="float" office:value="0.228956" calcext:value-type="float">
            <text:p>0.228956</text:p>
          </table:table-cell>
          <table:table-cell table:formula="of:=(1-[.D48])*[.E48]" office:value-type="float" office:value="0.733044" calcext:value-type="float">
            <text:p>0.7330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468" calcext:value-type="float">
            <text:p>0.468</text:p>
          </table:table-cell>
          <table:table-cell office:value-type="float" office:value="0.314" calcext:value-type="float">
            <text:p>0.314</text:p>
          </table:table-cell>
          <table:table-cell office:value-type="float" office:value="0.029" calcext:value-type="float">
            <text:p>0.029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49]" office:value-type="float" office:value="0.468" calcext:value-type="float">
            <text:p>0.468</text:p>
          </table:table-cell>
          <table:table-cell table:formula="of:=(1-[.B49])*(1-[.C49])" office:value-type="float" office:value="0.364952" calcext:value-type="float">
            <text:p>0.364952</text:p>
          </table:table-cell>
          <table:table-cell table:formula="of:=(1-[.B49])*[.C49]" office:value-type="float" office:value="0.167048" calcext:value-type="float">
            <text:p>0.167048</text:p>
          </table:table-cell>
          <table:table-cell table:formula="of:=[.D49]" office:value-type="float" office:value="0.029" calcext:value-type="float">
            <text:p>0.029</text:p>
          </table:table-cell>
          <table:table-cell table:formula="of:=(1-[.D49])*(1-[.E49])" office:value-type="float" office:value="0.46608" calcext:value-type="float">
            <text:p>0.46608</text:p>
          </table:table-cell>
          <table:table-cell table:formula="of:=(1-[.D49])*[.E49]" office:value-type="float" office:value="0.50492" calcext:value-type="float">
            <text:p>0.504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476" calcext:value-type="float">
            <text:p>0.476</text:p>
          </table:table-cell>
          <table:table-cell office:value-type="float" office:value="0.318" calcext:value-type="float">
            <text:p>0.3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518" calcext:value-type="float">
            <text:p>0.518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50]" office:value-type="float" office:value="0.476" calcext:value-type="float">
            <text:p>0.476</text:p>
          </table:table-cell>
          <table:table-cell table:formula="of:=(1-[.B50])*(1-[.C50])" office:value-type="float" office:value="0.357368" calcext:value-type="float">
            <text:p>0.357368</text:p>
          </table:table-cell>
          <table:table-cell table:formula="of:=(1-[.B50])*[.C50]" office:value-type="float" office:value="0.166632" calcext:value-type="float">
            <text:p>0.166632</text:p>
          </table:table-cell>
          <table:table-cell table:formula="of:=[.D50]" office:value-type="float" office:value="0.015" calcext:value-type="float">
            <text:p>0.015</text:p>
          </table:table-cell>
          <table:table-cell table:formula="of:=(1-[.D50])*(1-[.E50])" office:value-type="float" office:value="0.47477" calcext:value-type="float">
            <text:p>0.47477</text:p>
          </table:table-cell>
          <table:table-cell table:formula="of:=(1-[.D50])*[.E50]" office:value-type="float" office:value="0.51023" calcext:value-type="float">
            <text:p>0.5102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465" calcext:value-type="float">
            <text:p>0.465</text:p>
          </table:table-cell>
          <table:table-cell office:value-type="float" office:value="0.529" calcext:value-type="float">
            <text:p>0.529</text:p>
          </table:table-cell>
          <table:table-cell office:value-type="float" office:value="0.024" calcext:value-type="float">
            <text:p>0.024</text:p>
          </table:table-cell>
          <table:table-cell office:value-type="float" office:value="0.737" calcext:value-type="float">
            <text:p>0.737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51]" office:value-type="float" office:value="0.465" calcext:value-type="float">
            <text:p>0.465</text:p>
          </table:table-cell>
          <table:table-cell table:formula="of:=(1-[.B51])*(1-[.C51])" office:value-type="float" office:value="0.251985" calcext:value-type="float">
            <text:p>0.251985</text:p>
          </table:table-cell>
          <table:table-cell table:formula="of:=(1-[.B51])*[.C51]" office:value-type="float" office:value="0.283015" calcext:value-type="float">
            <text:p>0.283015</text:p>
          </table:table-cell>
          <table:table-cell table:formula="of:=[.D51]" office:value-type="float" office:value="0.024" calcext:value-type="float">
            <text:p>0.024</text:p>
          </table:table-cell>
          <table:table-cell table:formula="of:=(1-[.D51])*(1-[.E51])" office:value-type="float" office:value="0.256688" calcext:value-type="float">
            <text:p>0.256688</text:p>
          </table:table-cell>
          <table:table-cell table:formula="of:=(1-[.D51])*[.E51]" office:value-type="float" office:value="0.719312" calcext:value-type="float">
            <text:p>0.71931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463" calcext:value-type="float">
            <text:p>0.463</text:p>
          </table:table-cell>
          <table:table-cell office:value-type="float" office:value="0.483" calcext:value-type="float">
            <text:p>0.483</text:p>
          </table:table-cell>
          <table:table-cell office:value-type="float" office:value="0.024" calcext:value-type="float">
            <text:p>0.024</text:p>
          </table:table-cell>
          <table:table-cell office:value-type="float" office:value="0.729" calcext:value-type="float">
            <text:p>0.729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52]" office:value-type="float" office:value="0.463" calcext:value-type="float">
            <text:p>0.463</text:p>
          </table:table-cell>
          <table:table-cell table:formula="of:=(1-[.B52])*(1-[.C52])" office:value-type="float" office:value="0.277629" calcext:value-type="float">
            <text:p>0.277629</text:p>
          </table:table-cell>
          <table:table-cell table:formula="of:=(1-[.B52])*[.C52]" office:value-type="float" office:value="0.259371" calcext:value-type="float">
            <text:p>0.259371</text:p>
          </table:table-cell>
          <table:table-cell table:formula="of:=[.D52]" office:value-type="float" office:value="0.024" calcext:value-type="float">
            <text:p>0.024</text:p>
          </table:table-cell>
          <table:table-cell table:formula="of:=(1-[.D52])*(1-[.E52])" office:value-type="float" office:value="0.264496" calcext:value-type="float">
            <text:p>0.264496</text:p>
          </table:table-cell>
          <table:table-cell table:formula="of:=(1-[.D52])*[.E52]" office:value-type="float" office:value="0.711504" calcext:value-type="float">
            <text:p>0.71150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476" calcext:value-type="float">
            <text:p>0.476</text:p>
          </table:table-cell>
          <table:table-cell office:value-type="float" office:value="0.513" calcext:value-type="float">
            <text:p>0.513</text:p>
          </table:table-cell>
          <table:table-cell office:value-type="float" office:value="0.028" calcext:value-type="float">
            <text:p>0.028</text:p>
          </table:table-cell>
          <table:table-cell office:value-type="float" office:value="0.742" calcext:value-type="float">
            <text:p>0.742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53]" office:value-type="float" office:value="0.476" calcext:value-type="float">
            <text:p>0.476</text:p>
          </table:table-cell>
          <table:table-cell table:formula="of:=(1-[.B53])*(1-[.C53])" office:value-type="float" office:value="0.255188" calcext:value-type="float">
            <text:p>0.255188</text:p>
          </table:table-cell>
          <table:table-cell table:formula="of:=(1-[.B53])*[.C53]" office:value-type="float" office:value="0.268812" calcext:value-type="float">
            <text:p>0.268812</text:p>
          </table:table-cell>
          <table:table-cell table:formula="of:=[.D53]" office:value-type="float" office:value="0.028" calcext:value-type="float">
            <text:p>0.028</text:p>
          </table:table-cell>
          <table:table-cell table:formula="of:=(1-[.D53])*(1-[.E53])" office:value-type="float" office:value="0.250776" calcext:value-type="float">
            <text:p>0.250776</text:p>
          </table:table-cell>
          <table:table-cell table:formula="of:=(1-[.D53])*[.E53]" office:value-type="float" office:value="0.721224" calcext:value-type="float">
            <text:p>0.72122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464" calcext:value-type="float">
            <text:p>0.464</text:p>
          </table:table-cell>
          <table:table-cell office:value-type="float" office:value="0.359" calcext:value-type="float">
            <text:p>0.359</text:p>
          </table:table-cell>
          <table:table-cell office:value-type="float" office:value="0.014" calcext:value-type="float">
            <text:p>0.014</text:p>
          </table:table-cell>
          <table:table-cell office:value-type="float" office:value="0.571" calcext:value-type="float">
            <text:p>0.57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54]" office:value-type="float" office:value="0.464" calcext:value-type="float">
            <text:p>0.464</text:p>
          </table:table-cell>
          <table:table-cell table:formula="of:=(1-[.B54])*(1-[.C54])" office:value-type="float" office:value="0.343576" calcext:value-type="float">
            <text:p>0.343576</text:p>
          </table:table-cell>
          <table:table-cell table:formula="of:=(1-[.B54])*[.C54]" office:value-type="float" office:value="0.192424" calcext:value-type="float">
            <text:p>0.192424</text:p>
          </table:table-cell>
          <table:table-cell table:formula="of:=[.D54]" office:value-type="float" office:value="0.014" calcext:value-type="float">
            <text:p>0.014</text:p>
          </table:table-cell>
          <table:table-cell table:formula="of:=(1-[.D54])*(1-[.E54])" office:value-type="float" office:value="0.422994" calcext:value-type="float">
            <text:p>0.422994</text:p>
          </table:table-cell>
          <table:table-cell table:formula="of:=(1-[.D54])*[.E54]" office:value-type="float" office:value="0.563006" calcext:value-type="float">
            <text:p>0.5630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1" calcext:value-type="float">
            <text:p>0.4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651" calcext:value-type="float">
            <text:p>0.65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55]" office:value-type="float" office:value="0.414" calcext:value-type="float">
            <text:p>0.414</text:p>
          </table:table-cell>
          <table:table-cell table:formula="of:=(1-[.B55])*(1-[.C55])" office:value-type="float" office:value="0.351014" calcext:value-type="float">
            <text:p>0.351014</text:p>
          </table:table-cell>
          <table:table-cell table:formula="of:=(1-[.B55])*[.C55]" office:value-type="float" office:value="0.234986" calcext:value-type="float">
            <text:p>0.234986</text:p>
          </table:table-cell>
          <table:table-cell table:formula="of:=[.D55]" office:value-type="float" office:value="0.011" calcext:value-type="float">
            <text:p>0.011</text:p>
          </table:table-cell>
          <table:table-cell table:formula="of:=(1-[.D55])*(1-[.E55])" office:value-type="float" office:value="0.345161" calcext:value-type="float">
            <text:p>0.345161</text:p>
          </table:table-cell>
          <table:table-cell table:formula="of:=(1-[.D55])*[.E55]" office:value-type="float" office:value="0.643839" calcext:value-type="float">
            <text:p>0.6438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3" calcext:value-type="float">
            <text:p>0.003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56]" office:value-type="float" office:value="0.479" calcext:value-type="float">
            <text:p>0.479</text:p>
          </table:table-cell>
          <table:table-cell table:formula="of:=(1-[.B56])*(1-[.C56])" office:value-type="float" office:value="0.496513" calcext:value-type="float">
            <text:p>0.496513</text:p>
          </table:table-cell>
          <table:table-cell table:formula="of:=(1-[.B56])*[.C56]" office:value-type="float" office:value="0.024487" calcext:value-type="float">
            <text:p>0.024487</text:p>
          </table:table-cell>
          <table:table-cell table:formula="of:=[.D56]" office:value-type="float" office:value="0.003" calcext:value-type="float">
            <text:p>0.003</text:p>
          </table:table-cell>
          <table:table-cell table:formula="of:=(1-[.D56])*(1-[.E56])" office:value-type="float" office:value="0.876363" calcext:value-type="float">
            <text:p>0.876363</text:p>
          </table:table-cell>
          <table:table-cell table:formula="of:=(1-[.D56])*[.E56]" office:value-type="float" office:value="0.120637" calcext:value-type="float">
            <text:p>0.1206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469" calcext:value-type="float">
            <text:p>0.46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8" calcext:value-type="float">
            <text:p>0.008</text:p>
          </table:table-cell>
          <table:table-cell office:value-type="float" office:value="0.132" calcext:value-type="float">
            <text:p>0.132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273.15" calcext:value-type="float">
            <text:p>1273.15</text:p>
          </table:table-cell>
          <table:table-cell table:formula="of:=[.B57]" office:value-type="float" office:value="0.469" calcext:value-type="float">
            <text:p>0.469</text:p>
          </table:table-cell>
          <table:table-cell table:formula="of:=(1-[.B57])*(1-[.C57])" office:value-type="float" office:value="0.502857" calcext:value-type="float">
            <text:p>0.502857</text:p>
          </table:table-cell>
          <table:table-cell table:formula="of:=(1-[.B57])*[.C57]" office:value-type="float" office:value="0.028143" calcext:value-type="float">
            <text:p>0.028143</text:p>
          </table:table-cell>
          <table:table-cell table:formula="of:=[.D57]" office:value-type="float" office:value="0.008" calcext:value-type="float">
            <text:p>0.008</text:p>
          </table:table-cell>
          <table:table-cell table:formula="of:=(1-[.D57])*(1-[.E57])" office:value-type="float" office:value="0.861056" calcext:value-type="float">
            <text:p>0.861056</text:p>
          </table:table-cell>
          <table:table-cell table:formula="of:=(1-[.D57])*[.E57]" office:value-type="float" office:value="0.130944" calcext:value-type="float">
            <text:p>0.130944</text:p>
          </table:table-cell>
        </table:table-row>
        <table:table-row table:style-name="ro1" table:number-rows-repeated="167">
          <table:table-cell table:number-columns-repeated="14"/>
        </table:table-row>
        <table:table-row table:style-name="ro1"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+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4:35:54.057514129</meta:creation-date>
    <dc:date>2019-04-10T14:59:21.321457628</dc:date>
    <meta:editing-duration>PT13M16S</meta:editing-duration>
    <meta:editing-cycles>2</meta:editing-cycles>
    <meta:generator>LibreOffice/6.0.7.3$Linux_X86_64 LibreOffice_project/00m0$Build-3</meta:generator>
    <meta:document-statistic meta:table-count="1" meta:cell-count="731" meta:object-count="0"/>
  </office:meta>
</office:document-meta>
</file>